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D9000000D0B56E010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5eeda" officeooo:paragraph-rsid="0005eeda"/>
    </style:style>
    <style:style style:name="P2" style:family="paragraph" style:parent-style-name="Standard">
      <style:paragraph-properties fo:text-align="start" style:justify-single-word="false"/>
      <style:text-properties officeooo:rsid="0005eeda" officeooo:paragraph-rsid="0005ee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Lesson 1 - Cisco Basic Config</text:p>
      <text:p text:style-name="P1"/>
      <text:p text:style-name="P2">Introduction: In this lesson we are going to create a basic network using Cisco Packet Tracer – the network will consist of a router, a switch and a PC for testing purposes and we will expand on this further in future lessons. By the end of this Network Security course we will have a complex and sophisticated network that we can manage effectively.</text:p>
      <text:p text:style-name="P2"/>
      <text:p text:style-name="P2">We will use real world configurations that you as a Network Engineer will come across as common practice in corporate networks, we will cover network security protocols in depth and document the process of configuring, testing &amp; deploying these features.</text:p>
      <text:p text:style-name="P2"/>
      <text:p text:style-name="P2">Screenshots will be provided throughout this course as well as the commands we execute and a description of what they do and when they should be enabled, in future lessons things will get even more exciting when we simulate network attacks that have been seen in the real world as well as how to protect your network and mitigate these atta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5eeda" officeooo:paragraph-rsid="0005eed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Header"><draw:frame draw:style-name="Mfr1" draw:name="Image1 Copy 1" text:anchor-type="char" svg:x="0.005cm" svg:y="-1.517cm" svg:width="1.893cm" svg:height="1.815cm" draw:z-index="0"><draw:image xlink:href="Pictures/10000001000000D9000000D0B56E010B.png" xlink:type="simple" xlink:show="embed" xlink:actuate="onLoad" draw:mime-type="image/png"/></draw:frame></text:p>
      </style:header>
      <style:footer>
        <text:p text:style-name="MP1">Published by @encryptedgoat </text:p>
        <text:p text:style-name="MP1">Version 2024.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2T11:42:35.437000000</meta:creation-date>
    <meta:print-date>2024-12-02T11:46:27.446000000</meta:print-date>
    <meta:printed-by>PDF files</meta:printed-by>
    <dc:date>2024-12-02T11:51:34.446000000</dc:date>
    <meta:editing-duration>PT5M7S</meta:editing-duration>
    <meta:editing-cycles>1</meta:editing-cycles>
    <meta:document-statistic meta:table-count="0" meta:image-count="1" meta:object-count="0" meta:page-count="1" meta:paragraph-count="6" meta:word-count="174" meta:character-count="1020" meta:non-whitespace-character-count="849"/>
    <meta:generator>LibreOffice/24.8.3.2$Windows_X86_64 LibreOffice_project/48a6bac9e7e268aeb4c3483fcf825c94556d9f92</meta:generator>
  </office:meta>
</office:document-meta>
</file>